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3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4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 style:list-style-name="L1">
      <style:text-properties officeooo:rsid="0010ddec" officeooo:paragraph-rsid="0094d465"/>
    </style:style>
    <style:style style:name="P6" style:family="paragraph" style:parent-style-name="Standard" style:list-style-name="L1">
      <style:text-properties style:text-line-through-style="none" style:text-line-through-type="none" officeooo:rsid="001a0f14" officeooo:paragraph-rsid="0047ad0c"/>
    </style:style>
    <style:style style:name="P7" style:family="paragraph" style:parent-style-name="Standard" style:list-style-name="L1">
      <style:text-properties style:text-line-through-style="none" style:text-line-through-type="none" officeooo:rsid="00af4ca2" officeooo:paragraph-rsid="00af4ca2"/>
    </style:style>
    <style:style style:name="P8" style:family="paragraph" style:parent-style-name="Standard" style:list-style-name="L1">
      <style:text-properties style:text-line-through-style="none" style:text-line-through-type="none" officeooo:rsid="00199dd9" officeooo:paragraph-rsid="00af4ca2"/>
    </style:style>
    <style:style style:name="P9" style:family="paragraph" style:parent-style-name="Standard" style:list-style-name="L1">
      <style:text-properties style:text-line-through-style="none" style:text-line-through-type="none" officeooo:rsid="001cfc80" officeooo:paragraph-rsid="0047ad0c"/>
    </style:style>
    <style:style style:name="P10" style:family="paragraph" style:parent-style-name="Standard" style:list-style-name="L1">
      <style:text-properties officeooo:rsid="00199dd9" officeooo:paragraph-rsid="0047ad0c"/>
    </style:style>
    <style:style style:name="P11" style:family="paragraph" style:parent-style-name="Standard" style:list-style-name="L1">
      <style:text-properties officeooo:rsid="001cfc80" officeooo:paragraph-rsid="0047ad0c"/>
    </style:style>
    <style:style style:name="P12" style:family="paragraph" style:parent-style-name="Standard" style:list-style-name="L1">
      <style:text-properties officeooo:rsid="001cfc80" officeooo:paragraph-rsid="001cfc80"/>
    </style:style>
    <style:style style:name="P13" style:family="paragraph" style:parent-style-name="Standard" style:list-style-name="L1">
      <style:text-properties officeooo:rsid="00affeaa" officeooo:paragraph-rsid="00affeaa"/>
    </style:style>
    <style:style style:name="P14" style:family="paragraph" style:parent-style-name="Standard" style:list-style-name="L1">
      <style:text-properties officeooo:rsid="00a2a9f5" officeooo:paragraph-rsid="00a2a9f5"/>
    </style:style>
    <style:style style:name="P15" style:family="paragraph" style:parent-style-name="Standard" style:list-style-name="L1">
      <style:text-properties officeooo:rsid="000cacfc" officeooo:paragraph-rsid="0047ad0c"/>
    </style:style>
    <style:style style:name="P16" style:family="paragraph" style:parent-style-name="Standard" style:list-style-name="L1">
      <style:text-properties officeooo:rsid="000cacfc" officeooo:paragraph-rsid="0053efaa"/>
    </style:style>
    <style:style style:name="P17" style:family="paragraph" style:parent-style-name="Standard" style:list-style-name="L1">
      <style:text-properties officeooo:rsid="00a43169" officeooo:paragraph-rsid="00a43169"/>
    </style:style>
    <style:style style:name="P18" style:family="paragraph" style:parent-style-name="Standard" style:list-style-name="L1">
      <style:text-properties officeooo:rsid="00a43169" officeooo:paragraph-rsid="00b1c1ce"/>
    </style:style>
    <style:style style:name="P19" style:family="paragraph" style:parent-style-name="Standard" style:list-style-name="L1">
      <style:text-properties officeooo:rsid="001d0e56" officeooo:paragraph-rsid="0047ad0c"/>
    </style:style>
    <style:style style:name="P20" style:family="paragraph" style:parent-style-name="Standard" style:list-style-name="L1">
      <style:text-properties officeooo:rsid="001d0e56" officeooo:paragraph-rsid="0053efaa"/>
    </style:style>
    <style:style style:name="P21" style:family="paragraph" style:parent-style-name="Standard" style:list-style-name="L1">
      <style:text-properties officeooo:rsid="0041930c" officeooo:paragraph-rsid="0047ad0c"/>
    </style:style>
    <style:style style:name="P22" style:family="paragraph" style:parent-style-name="Standard" style:list-style-name="L1">
      <style:text-properties officeooo:rsid="0041da6f" officeooo:paragraph-rsid="0047ad0c"/>
    </style:style>
    <style:style style:name="P23" style:family="paragraph" style:parent-style-name="Standard" style:list-style-name="L1">
      <style:text-properties officeooo:rsid="0041da6f" officeooo:paragraph-rsid="0041da6f"/>
    </style:style>
    <style:style style:name="P24" style:family="paragraph" style:parent-style-name="Standard" style:list-style-name="L1">
      <style:text-properties officeooo:rsid="00a63470" officeooo:paragraph-rsid="00b1c1ce"/>
    </style:style>
    <style:style style:name="P25" style:family="paragraph" style:parent-style-name="Standard" style:list-style-name="L1">
      <style:text-properties officeooo:rsid="001e4fdb" officeooo:paragraph-rsid="00a43169"/>
    </style:style>
    <style:style style:name="P26" style:family="paragraph" style:parent-style-name="Standard" style:list-style-name="L1">
      <style:text-properties officeooo:rsid="001e4fdb" officeooo:paragraph-rsid="001e4fdb"/>
    </style:style>
    <style:style style:name="P27" style:family="paragraph" style:parent-style-name="Standard" style:list-style-name="L1">
      <style:text-properties officeooo:rsid="002b8631" officeooo:paragraph-rsid="00a43169"/>
    </style:style>
    <style:style style:name="P28" style:family="paragraph" style:parent-style-name="Standard" style:list-style-name="L1">
      <style:text-properties officeooo:rsid="006165f9" officeooo:paragraph-rsid="006165f9"/>
    </style:style>
    <style:style style:name="P29" style:family="paragraph" style:parent-style-name="Standard" style:list-style-name="L1">
      <style:text-properties officeooo:rsid="0099dc67" officeooo:paragraph-rsid="0099dc67"/>
    </style:style>
    <style:style style:name="P30" style:family="paragraph" style:parent-style-name="Standard" style:list-style-name="L1">
      <style:text-properties officeooo:rsid="00b38d8e" officeooo:paragraph-rsid="00b38d8e"/>
    </style:style>
    <style:style style:name="P31" style:family="paragraph" style:parent-style-name="Standard" style:list-style-name="L1">
      <style:text-properties officeooo:rsid="002a4f70" officeooo:paragraph-rsid="0043c7f7"/>
    </style:style>
    <style:style style:name="P32" style:family="paragraph" style:parent-style-name="Standard" style:list-style-name="L1">
      <style:text-properties officeooo:rsid="002a4f70" officeooo:paragraph-rsid="00b4448d"/>
    </style:style>
    <style:style style:name="P33" style:family="paragraph" style:parent-style-name="Standard" style:list-style-name="L1">
      <style:text-properties officeooo:rsid="00705aed" officeooo:paragraph-rsid="00705aed"/>
    </style:style>
    <style:style style:name="P34" style:family="paragraph" style:parent-style-name="Standard" style:list-style-name="L1">
      <style:text-properties officeooo:rsid="00b4d5c6" officeooo:paragraph-rsid="00b4d5c6"/>
    </style:style>
    <style:style style:name="P35" style:family="paragraph" style:parent-style-name="Standard" style:list-style-name="L1">
      <style:text-properties officeooo:rsid="000e6375" officeooo:paragraph-rsid="001a2cad"/>
    </style:style>
    <style:style style:name="P36" style:family="paragraph" style:parent-style-name="Standard" style:list-style-name="L1">
      <style:text-properties officeooo:rsid="000746ad" officeooo:paragraph-rsid="001a2cad"/>
    </style:style>
    <style:style style:name="P37" style:family="paragraph" style:parent-style-name="Standard" style:list-style-name="L1">
      <style:text-properties officeooo:rsid="00627b63" officeooo:paragraph-rsid="00627b63"/>
    </style:style>
    <style:style style:name="P38" style:family="paragraph" style:parent-style-name="Standard" style:list-style-name="L1">
      <style:text-properties officeooo:rsid="0028a524" officeooo:paragraph-rsid="0053efaa"/>
    </style:style>
    <style:style style:name="P39" style:family="paragraph" style:parent-style-name="Standard" style:list-style-name="L1">
      <style:text-properties officeooo:rsid="00aa02f3" officeooo:paragraph-rsid="00aa02f3"/>
    </style:style>
    <style:style style:name="P40" style:family="paragraph" style:parent-style-name="Standard" style:list-style-name="L1">
      <style:text-properties officeooo:rsid="00ac1dde" officeooo:paragraph-rsid="00ac1dde"/>
    </style:style>
    <style:style style:name="P41" style:family="paragraph" style:parent-style-name="Standard" style:list-style-name="L1">
      <style:text-properties officeooo:rsid="00aaf7d3" officeooo:paragraph-rsid="00aaf7d3"/>
    </style:style>
    <style:style style:name="P42" style:family="paragraph" style:parent-style-name="Standard" style:list-style-name="L1">
      <style:text-properties officeooo:rsid="00ada1be" officeooo:paragraph-rsid="00ada1be"/>
    </style:style>
    <style:style style:name="P43" style:family="paragraph" style:parent-style-name="Standard" style:list-style-name="L1">
      <style:text-properties officeooo:rsid="0037d814" officeooo:paragraph-rsid="00aa02f3"/>
    </style:style>
    <style:style style:name="T1" style:family="text">
      <style:text-properties officeooo:rsid="001e4fdb"/>
    </style:style>
    <style:style style:name="T2" style:family="text">
      <style:text-properties officeooo:rsid="0024db15"/>
    </style:style>
    <style:style style:name="T3" style:family="text">
      <style:text-properties officeooo:rsid="0029b39a"/>
    </style:style>
    <style:style style:name="T4" style:family="text">
      <style:text-properties officeooo:rsid="00354170"/>
    </style:style>
    <style:style style:name="T5" style:family="text">
      <style:text-properties officeooo:rsid="003dc1fb"/>
    </style:style>
    <style:style style:name="T6" style:family="text">
      <style:text-properties officeooo:rsid="0041da6f"/>
    </style:style>
    <style:style style:name="T7" style:family="text">
      <style:text-properties officeooo:rsid="00ae97b6"/>
    </style:style>
    <style:style style:name="T8" style:family="text">
      <style:text-properties officeooo:rsid="00af4ca2"/>
    </style:style>
    <style:style style:name="T9" style:family="text">
      <style:text-properties officeooo:rsid="00affe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t Tutorials Course Outline</text:p>
      <text:p text:style-name="P2">Bryan Cairns</text:p>
      <text:p text:style-name="P1"/>
      <text:p text:style-name="P1"/>
      <text:p text:style-name="P3">Qt Core</text:p>
      <text:list xml:id="list5156833294141560927" text:style-name="L1">
        <text:list-item>
          <text:p text:style-name="P4">Intermediate</text:p>
          <text:list>
            <text:list-item>
              <text:p text:style-name="P5">Pointers</text:p>
              <text:list>
                <text:list-item>
                  <text:p text:style-name="P6"><text:span text:style-name="T2">Parent and </text:span>Child</text:p>
                </text:list-item>
                <text:list-item>
                  <text:p text:style-name="P7">QPointer</text:p>
                </text:list-item>
                <text:list-item>
                  <text:p text:style-name="P8">Q<text:span text:style-name="T8">S</text:span>copedPointer</text:p>
                </text:list-item>
                <text:list-item>
                  <text:p text:style-name="P8">Q<text:span text:style-name="T4">S</text:span>haredPointer</text:p>
                </text:list-item>
                <text:list-item>
                  <text:p text:style-name="P10">QWeakPointer</text:p>
                </text:list-item>
              </text:list>
            </text:list-item>
            <text:list-item>
              <text:p text:style-name="P11">Collections</text:p>
              <text:list>
                <text:list-item>
                  <text:p text:style-name="P9">Qlist <text:span text:style-name="T9">vs qvector</text:span></text:p>
                </text:list-item>
                <text:list-item>
                  <text:p text:style-name="P13">QHash</text:p>
                </text:list-item>
                <text:list-item>
                  <text:p text:style-name="P11">QSet</text:p>
                </text:list-item>
                <text:list-item>
                  <text:p text:style-name="P11">QMap</text:p>
                </text:list-item>
                <text:list-item>
                  <text:p text:style-name="P11">Q<text:span text:style-name="T3">L</text:span>inkedList</text:p>
                </text:list-item>
              </text:list>
            </text:list-item>
            <text:list-item>
              <text:p text:style-name="P14">Settings</text:p>
              <text:list>
                <text:list-item>
                  <text:p text:style-name="P14">QSettings</text:p>
                </text:list-item>
                <text:list-item>
                  <text:p text:style-name="P14">Saving</text:p>
                </text:list-item>
                <text:list-item>
                  <text:p text:style-name="P14">Loading</text:p>
                </text:list-item>
                <text:list-item>
                  <text:p text:style-name="P14">Searching</text:p>
                </text:list-item>
              </text:list>
            </text:list-item>
            <text:list-item>
              <text:p text:style-name="P15">File System</text:p>
              <text:list>
                <text:list-item>
                  <text:p text:style-name="P17">QIODevice</text:p>
                </text:list-item>
                <text:list-item>
                  <text:p text:style-name="P19">QDir</text:p>
                </text:list-item>
                <text:list-item>
                  <text:p text:style-name="P19">QFile</text:p>
                </text:list-item>
                <text:list-item>
                  <text:p text:style-name="P19">Q<text:span text:style-name="T1">f</text:span>ileInfo</text:p>
                </text:list-item>
                <text:list-item>
                  <text:p text:style-name="P17">QStorageInfo</text:p>
                </text:list-item>
                <text:list-item>
                  <text:p text:style-name="P21">Q<text:span text:style-name="T6">F</text:span>ileSystemWatcher</text:p>
                </text:list-item>
                <text:list-item>
                  <text:p text:style-name="P22">Qlockfile</text:p>
                </text:list-item>
                <text:list-item>
                  <text:p text:style-name="P17">QTemporaryDir</text:p>
                </text:list-item>
                <text:list-item>
                  <text:p text:style-name="P17">QtemporaryFile</text:p>
                </text:list-item>
                <text:list-item>
                  <text:p text:style-name="P17">QtextStream</text:p>
                </text:list-item>
                <text:list-item>
                  <text:p text:style-name="P24">QDataStream</text:p>
                </text:list-item>
                <text:list-item>
                  <text:p text:style-name="P18">QBuffer</text:p>
                </text:list-item>
                <text:list-item>
                  <text:p text:style-name="P25">Reading Files</text:p>
                </text:list-item>
                <text:list-item>
                  <text:p text:style-name="P25">Writing files</text:p>
                </text:list-item>
                <text:list-item>
                  <text:p text:style-name="P27">Appending files</text:p>
                </text:list-item>
                <text:list-item>
                  <text:p text:style-name="P17">Listing directories</text:p>
                </text:list-item>
              </text:list>
            </text:list-item>
            <text:list-item>
              <text:p text:style-name="P28">Logging</text:p>
              <text:list>
                <text:list-item>
                  <text:p text:style-name="P29">qInstallMessageHandler</text:p>
                </text:list-item>
                <text:list-item>
                  <text:p text:style-name="P28">QmessageLogger</text:p>
                </text:list-item>
                <text:list-item>
                  <text:p text:style-name="P30">Making a logger</text:p>
                </text:list-item>
              </text:list>
            </text:list-item>
            <text:list-item>
              <text:p text:style-name="P31">Encoding data</text:p>
              <text:list>
                <text:list-item>
                  <text:p text:style-name="P31"><text:soft-page-break/>ASCII</text:p>
                </text:list-item>
                <text:list-item>
                  <text:p text:style-name="P31">UTF-8</text:p>
                </text:list-item>
                <text:list-item>
                  <text:p text:style-name="P32">Base64</text:p>
                </text:list-item>
              </text:list>
            </text:list-item>
            <text:list-item>
              <text:p text:style-name="P14">Compression</text:p>
              <text:list>
                <text:list-item>
                  <text:p text:style-name="P14">qCompress</text:p>
                </text:list-item>
                <text:list-item>
                  <text:p text:style-name="P14">qUnCompress</text:p>
                </text:list-item>
              </text:list>
            </text:list-item>
            <text:list-item>
              <text:p text:style-name="P33">Serialization</text:p>
              <text:list>
                <text:list-item>
                  <text:p text:style-name="P33">Simple Objects</text:p>
                </text:list-item>
                <text:list-item>
                  <text:p text:style-name="P33">Complex Objects</text:p>
                </text:list-item>
                <text:list-item>
                  <text:p text:style-name="P33">Lists</text:p>
                </text:list-item>
                <text:list-item>
                  <text:p text:style-name="P33">Maps</text:p>
                </text:list-item>
                <text:list-item>
                  <text:p text:style-name="P34">XML</text:p>
                </text:list-item>
                <text:list-item>
                  <text:p text:style-name="P34">JSON</text:p>
                </text:list-item>
              </text:list>
            </text:list-item>
            <text:list-item>
              <text:p text:style-name="P35">Macros</text:p>
              <text:list>
                <text:list-item>
                  <text:p text:style-name="P36">qDeleteAll</text:p>
                </text:list-item>
                <text:list-item>
                  <text:p text:style-name="P36">qFill</text:p>
                </text:list-item>
                <text:list-item>
                  <text:p text:style-name="P36">qSort</text:p>
                </text:list-item>
                <text:list-item>
                  <text:p text:style-name="P36">qCopy</text:p>
                </text:list-item>
                <text:list-item>
                  <text:p text:style-name="P36">qFind</text:p>
                </text:list-item>
                <text:list-item>
                  <text:p text:style-name="P36">qSort</text:p>
                </text:list-item>
              </text:list>
            </text:list-item>
            <text:list-item>
              <text:p text:style-name="P12">System</text:p>
              <text:list>
                <text:list-item>
                  <text:p text:style-name="P12">Q<text:span text:style-name="T5">S</text:span>ysInfo</text:p>
                </text:list-item>
                <text:list-item>
                  <text:p text:style-name="P37">QProcess</text:p>
                </text:list-item>
                <text:list-item>
                  <text:p text:style-name="P12">Determine OS at run time</text:p>
                </text:list-item>
              </text:list>
            </text:list-item>
            <text:list-item>
              <text:p text:style-name="P26">Timer</text:p>
              <text:list>
                <text:list-item>
                  <text:p text:style-name="P26">QTimer</text:p>
                </text:list-item>
                <text:list-item>
                  <text:p text:style-name="P26">SingleShot</text:p>
                </text:list-item>
                <text:list-item>
                  <text:p text:style-name="P26">Repeating</text:p>
                </text:list-item>
              </text:list>
            </text:list-item>
            <text:list-item>
              <text:p text:style-name="P23">Meta Object System</text:p>
              <text:list>
                <text:list-item>
                  <text:p text:style-name="P23">QMetaObject</text:p>
                </text:list-item>
                <text:list-item>
                  <text:p text:style-name="P23">Q_ClassInfo</text:p>
                </text:list-item>
                <text:list-item>
                  <text:p text:style-name="P23">Invoke Method</text:p>
                </text:list-item>
                <text:list-item>
                  <text:p text:style-name="P23">Return Type</text:p>
                </text:list-item>
              </text:list>
            </text:list-item>
            <text:list-item>
              <text:p text:style-name="P16">Design Patterns</text:p>
              <text:list>
                <text:list-item>
                  <text:p text:style-name="P14">Parent Child</text:p>
                </text:list-item>
                <text:list-item>
                  <text:p text:style-name="P14">Signals and Slots</text:p>
                </text:list-item>
                <text:list-item>
                  <text:p text:style-name="P20">Singleton patterns</text:p>
                </text:list-item>
                <text:list-item>
                  <text:p text:style-name="P38">Factories</text:p>
                </text:list-item>
                <text:list-item>
                  <text:p text:style-name="P38"/>
                </text:list-item>
              </text:list>
            </text:list-item>
            <text:list-item>
              <text:p text:style-name="P4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11-29T13:45:00.137833274</dc:date>
    <meta:editing-duration>P1DT4H47M41S</meta:editing-duration>
    <meta:editing-cycles>148</meta:editing-cycles>
    <meta:generator>LibreOffice/5.1.6.2$Linux_X86_64 LibreOffice_project/10m0$Build-2</meta:generator>
    <meta:document-statistic meta:table-count="0" meta:image-count="0" meta:object-count="0" meta:page-count="2" meta:paragraph-count="83" meta:word-count="193" meta:character-count="921" meta:non-whitespace-character-count="889"/>
  </office:meta>
</office:document-meta>
</file>